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88mm"/>
    </style:style>
    <style:style style:name="co2" style:family="table-column">
      <style:table-column-properties fo:break-before="auto" style:column-width="29.85mm"/>
    </style:style>
    <style:style style:name="co3" style:family="table-column">
      <style:table-column-properties fo:break-before="auto" style:column-width="37.04mm"/>
    </style:style>
    <style:style style:name="co4" style:family="table-column">
      <style:table-column-properties fo:break-before="auto" style:column-width="82.37mm"/>
    </style:style>
    <style:style style:name="co5" style:family="table-column">
      <style:table-column-properties fo:break-before="auto" style:column-width="52.5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9933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ff3333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7" style:family="table-cell" style:parent-style-name="Default">
      <style:text-properties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#66ccff"/>
    </style:style>
    <style:style style:name="ce10" style:family="table-cell" style:parent-style-name="Default" style:data-style-name="N100">
      <style:text-properties fo:color="#009933"/>
    </style:style>
    <style:style style:name="ce11" style:family="table-cell" style:parent-style-name="Default" style:data-style-name="N100">
      <style:text-properties fo:color="#ff3333"/>
    </style:style>
    <style:style style:name="ce12" style:family="table-cell" style:parent-style-name="Default" style:data-style-name="N100">
      <style:text-properties style:use-window-font-color="true"/>
    </style:style>
    <style:style style:name="ce13" style:family="table-cell" style:parent-style-name="Default" style:data-style-name="N99"/>
    <style:style style:name="T1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3" style:family="text">
      <style:text-properties style:font-name="Consolas" fo:font-size="9.5pt" style:font-name-asian="Consolas" style:font-name-complex="Consolas" style:font-size-asian="9.5pt" style:font-size-complex="9.5pt" fo:color="#0000ff"/>
    </style:style>
    <style:style style:name="T4" style:family="text">
      <style:text-properties style:font-name="Consolas" fo:font-size="9.5pt" style:font-name-asian="Consolas" style:font-name-complex="Consolas" style:font-size-asian="9.5pt" style:font-size-complex="9.5pt" fo:color="#ff0000"/>
    </style:style>
    <style:style style:name="T5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6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8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1k</text:p>
          </table:table-cell>
          <table:table-cell table:style-name="Default"/>
          <table:table-cell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1 thousa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office:value-type="string" calcext:value-type="string">
            <text:p>([2-9])k</text:p>
          </table:table-cell>
          <table:table-cell table:style-name="ce7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$1 thousand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office:value-type="string" calcext:value-type="string">
            <text:p>([1-9][0-9]+)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$1 thousand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3" office:value-type="string" calcext:value-type="string">
            <text:p>^^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3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9" office:value-type="string" calcext:value-type="string">
            <text:p>see abov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office:value-type="string" calcext:value-type="string">
            <text:p>([0-9]+)m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$1 ma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1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1 hande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2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2 hande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2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ual wiel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rathi Basi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chi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chievemen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chiev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chievemen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dditiona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d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dditiona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fai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s far as I know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f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way from keyboar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ggro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ggress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gi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gilit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uction Hous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l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lchemis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lc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lchemis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lli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llianc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ll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llianc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l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lternate charac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lt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lternate character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n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zjol Nerub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oe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rea of effec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o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spect of the pac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ot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spect of the pac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ttack pow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rchi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rchimond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rch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rchimond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rm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rmor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sa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s soon as possibl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t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t the momen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v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lterac Valle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azjo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Azjol Nerub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4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efor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al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alanc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ooty Ba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ye by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b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e back la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b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e back so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urning Crusad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ack Descen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ood elf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elf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ood elf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e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ade's Edge Mountain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BF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Bb][F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Blood Furnac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bf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(Bb])[f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$1oyfrie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f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ackfathom Deep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attlegrou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g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attleground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aradin Hol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io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iolog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i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est in slo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ood Lus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lizz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izzar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lue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izzard employe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o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ind on accoun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oe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ind on equip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o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essing of King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o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essing of Migh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oomkin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oonki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o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ind on pickup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ore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orean Tundra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o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astion of Twiligh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ou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ind on us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brb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([Bb])rb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be right bac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brd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Bb][Rr][D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Blackrock Depth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rd d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ackrock Depths: Detention Bloc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rd u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ackrock Depths: Upper Cit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re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attle resurrec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rn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attle resurrec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r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ackrock Spir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r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e right ther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bs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([Bb])[Ss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blacksmith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BS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Bb][S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Bladestorm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ack Templ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t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y the wa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uff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eneficial spel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w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ackwing Descen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bw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lackwing Lai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at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ataclysm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at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athedra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offee brea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b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an't be arse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bas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an't be aske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b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losed beta tes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rowd contro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ooldow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ha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harac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om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omposi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on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onquest point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o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ulling of Stratholm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o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averns of Tim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o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aure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ombo point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ombat resurrec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re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ombat resurrec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ri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ritical hi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ritical strik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s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ounterspel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cy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ee you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a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alara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al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alara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all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alara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a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arnassu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arn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arnassu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isconnec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c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isconnecte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cn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isconnec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irect damag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in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evel up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is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iscipline pries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eath knigh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k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ragon kill point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dm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D][m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Deadmine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DM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D][M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Dire Mau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m eas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ire Maul: Warpwood Quar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m nort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ire Maul: Gordok Common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m wes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ire Maul: Capital Garden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m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amag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n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o not disturb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o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amage over tim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p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amage per mana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p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amage per seco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r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ire Mau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roo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rui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ru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rui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tp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amage per seco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d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on't worr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nchanting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f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nemy flag carri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le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lementa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nchan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n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nchan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n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nhancemen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nh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nhancemen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o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ye of the Storm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pg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oint-based loot system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p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astern Plagueland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q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eal quic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ntangling root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x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xoda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x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xoda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x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xperienc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xpan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xpans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expn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xpans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b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ailed battlegrou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lag carri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eign Death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f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ree for al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f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or fuck sak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fs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or fuck's sak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ireland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l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lag room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ocus magic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m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uck my lif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o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orge of Soul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light poin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p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rames per seco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ire resistanc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rost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rost mag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t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or the Allianc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t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or the Hord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t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or the kil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t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or the los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tlo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or the love of go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ft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for the wi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ol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2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ot to go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an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unfairly kil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anke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unfairly kille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uild ban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Gc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G][c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Ghostcrawl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GC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G][C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guild cha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c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lobal cooldow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ood due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dk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ighest bidder gets the best item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f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irlfrie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ood gam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j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ood job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gl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Gg][l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good luc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GL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GG][L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Gruul's Lai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gm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Gg][m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game mas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GM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Gg][M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Gold Min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5" office:value-type="string" calcext:value-type="string">
            <text:p>gm</text:p>
          </table:table-cell>
          <table:table-cell table:style-name="ce5"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1" office:value-type="string" calcext:value-type="string">
            <text:p>guild mas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n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ood nigh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nome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nomerega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nome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nomerega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om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et on my leve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r8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rea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ratz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ongratulation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r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rea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rvyar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raveyar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ryv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raveyar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ear scor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tfo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et the fuck ou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6" office:value-type="string" calcext:value-type="string">
            <text:p>gtg</text:p>
          </table:table-cell>
          <table:table-cell table:style-name="ce6"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2" office:value-type="string" calcext:value-type="string">
            <text:p>good to go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uildie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uild member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Graveyar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z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ongratulation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gzz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ongratulation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eroic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4x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ack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ax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ack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eroic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eal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eal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ero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eroism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f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owling Fjor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f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ellfire Citade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f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ellfire Peninsula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onor Hol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onor kill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l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elp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ard mod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n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onor point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o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alls of Lightning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ol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oly paladi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o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alls of Reflec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o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alls of Ston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o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eal over tim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it point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p5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eals per 5 second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p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eals per seco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ellfire Rampart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ramp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ellfire Rampart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earthston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huntar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un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 agree^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 agree with the post abov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 agree^^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 agree with the post two abov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amf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t's all my faul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n charac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cecrown Citade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c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nternal cooldow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d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 don't car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d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ndee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d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 don't know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d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 don’t mi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IF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Ii][F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Ironforg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forge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ronforg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ir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f I remember correctl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 know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k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 know righ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k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 know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lv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tem leve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mb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mbalance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mho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n my humble opin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mo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n my opin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n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ncoming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n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nscrip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ns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nstanc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ntellec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nterp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nterrup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nt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nterrup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nv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nvit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ir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n real lif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j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jewelcrafting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jc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jewelcraf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j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joking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jk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just kidding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jkin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joking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j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justice point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ka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ka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k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killing blow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kj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Kil'jaede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k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ka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ko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kill on sigh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k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Kel'Thuza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@u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aughing at you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2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earn to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2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earn to pla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2py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earn to play your clas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8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at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aw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augh out lou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br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ower Blackrock Spir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f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ooking fo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f1m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office:value-type="string" calcext:value-type="string">
            <text:p>[Ll][Ff]([0-9]+)[Mm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ooking for $1 mor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f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ooking for dungeon finder too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f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ooking for guil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fg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ooking for group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f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ooking for memb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fmo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ooking for mor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f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ooking for raid finder too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f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ooking for wor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i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ibrar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ich King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umber mil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mao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aughing my ass off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ockste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arloc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o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augh out lou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o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ow on mana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oo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eirloom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ore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background stor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o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ine of sigh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rn2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earn to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v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eve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eatherwork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lw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leatherworking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8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at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anco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ale cow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ar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araud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ara o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araudon: Orange Crystal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ara p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araudon: Purple Crystal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ara p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araudon: Pristine Water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at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aterial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ana brea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mc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Mm][c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mind contro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MC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MM][C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Molten Cor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isdirec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dp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elee dps per seco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g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agister's Terrac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mh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Mm][h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markmanship hun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MH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MM][H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Mount Hyja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ML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Mm][L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Magtheridon's Lai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ml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Mm][l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master loo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mo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assively multiplayer online gam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morp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assively multiplayer online role-playing gam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o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obile objec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o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ists of Pandaria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ot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essage of the da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ot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ark of the wil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o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ark of the wil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mv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ost valued pos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axx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axxaramu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ight elf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eff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efar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elf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ight elf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erf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make weak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othing much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ight nigh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ot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o thank you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o problem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p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on-player charac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ature resistanc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stv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orthen Stranglethorn Val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t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o thank you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u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oob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v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ever mi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o worrie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nyi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not yet implemente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bv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bviousl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bv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bviousl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f cours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f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f cours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rgrimma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mf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h my fucking go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m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h my go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m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h my wor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mw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n my wa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n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nyxia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o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ut of charac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ocom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ut of comba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o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ut of mana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o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ut of rang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o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ut of sigh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riginal pos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p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verpowere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r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rgrimma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rgie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rgrimma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ot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n the wa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al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aladi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all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aladi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a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atro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ompu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c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layer's charac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eep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eopl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ep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eopl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layer kil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k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layer kille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ke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layer kill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k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layer kill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l8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late armou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lox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leas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l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leas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rivate messag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ms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eeing my self laughing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ol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olymorph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or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orta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o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it of Sar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owne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wne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ownin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ominating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r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arental contro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proc</text:p>
          </table:table-cell>
          <table:table-cell table:style-name="ce4"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random occurrenc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ro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rotec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rotadin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rotection paladi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rotpa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rotection paladi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u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ick up group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ve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layer versus environmen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v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layer versus play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vpve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player versus versus player versus environmen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wne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wne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pwnin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dominating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q&amp;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questions and answer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qf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quoted for truth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q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quatermas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qq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qry-qr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1" office:value-type="string" calcext:value-type="string">
            <text:p>ar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5" office:value-type="string" calcext:value-type="string">
            <text:p>^[Rr]$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1" office:value-type="string" calcext:value-type="string">
            <text:p>read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amp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ellfire Rampart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a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anged attack pow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bg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ated battleground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dp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anged damage per seco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d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ead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e rol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witch to a new main charac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e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eputa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e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esurrec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espe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wap to a different talent tree or specializa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es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esurrec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esto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estora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e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etribu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etadin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etribu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ez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esurrec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ezz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esurrec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agefire Chasm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f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azorfen Down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f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azorfen Krau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h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andom heroic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aid lead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lf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eal lif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n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andom number generato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of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ing of fros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of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olling on the floor laughing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oflmao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olling on the floor laughing my ass off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ole playing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he Ruby Sanctum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t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eady to go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r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real worl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cholo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cholomanc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e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eco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eh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ethtek Hall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f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hadowfang Keep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ha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hama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hamm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hama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ha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hattarah Cit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hat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hattarah Cit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h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hattered Hall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i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ignatur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ig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ignature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sm</text:p>
          </table:table-cell>
          <table:table-cell table:style-name="ce4"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Scarlet Monaster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sim</text:p>
          </table:table-cell>
          <table:table-cell table:style-name="ce4"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Silvermo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m ar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carlet Monastry: The Armor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m cat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carlet Monastry: The Cathedra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m g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carlet Monastry: The Graveyar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m li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carlet Monastry: The Librar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m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ilvermoon Cit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moon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ilvermo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mv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hadow Moon Valle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o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trand of the Ancient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oz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orr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hadow pries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pe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alent specializa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pi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piri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pn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pell penetrat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p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pell pow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rr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orr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creen sho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stv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outhern Stranglethorn Val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st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Ss][t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stable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ST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SS][T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Sunken Templ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t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tamina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ta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tamina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tfu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hut the fuck up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tock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tormwind Stockade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t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trength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tra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tratholm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trat m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tratholme: Main Gat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trat se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tratholme: Service Entranc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tv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tranglethorn Val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u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ubtlet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tormwi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win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tormwi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sw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Stormwind Stockad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&amp;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ank and span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office:value-type="string" calcext:value-type="string">
            <text:p>[Tt]([0-9]+)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ier $1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a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abar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abb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abar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a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hit a monster firs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ol Bara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bf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o be fai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b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o be hones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f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hrone of the Four Wind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wilight Highland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h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hunder Bluff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hx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hank you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i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ncrement of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ic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increment of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ld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oo long, didn't rea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oa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emple of Atal'Hakka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o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rial of the Crusad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og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rial of the Grand Crusad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oon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charac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win Peak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p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hreat per second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p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otal party wip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eamspea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ty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alk to you late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hank you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y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ake your tim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tyvm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thank you very much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you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ubr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Upper Blackrock Spir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u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Undercit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ucity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Undercit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ui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user interfac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u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Utgarde Keep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ul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Unluck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uld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Uldua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uld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Uldama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u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Utgarde Pinnacl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vanill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original WoW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ven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Ventrillo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vp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Vv][p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valor point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table:style-name="ce4" office:value-type="string" calcext:value-type="string">
            <text:p>VP</text:p>
          </table:table-cell>
          <table:table-cell office:value-type="string" calcext:value-type="string">
            <text:p><text:span text:style-name="T6">"</text:span> Regex=<text:span text:style-name="T6">"</text:span></text:p>
          </table:table-cell>
          <table:table-cell table:style-name="ce4" office:value-type="string" calcext:value-type="string">
            <text:p>[VV][P]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table:style-name="ce10" office:value-type="string" calcext:value-type="string">
            <text:p>Vortex Pinnacl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2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ay to go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8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ai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arr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arrior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elcome bac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ailing Cavern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arsong Gulch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intergrasp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loc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arloc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otl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rath of the Lich King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orld of Warcraf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estern Plaguelands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s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arsong Gulch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tb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ant to buy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tfk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hat the fuc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t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ant to giv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tgo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ay to go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th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hat the hel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ts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ant to sell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tsf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ant to sell fast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wtt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want to trad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xp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xperienc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xpac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expansio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yw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you're welcome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/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za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Zul'Aman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zf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Zul'Farrak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>
          <table:table-cell table:style-name="ce1" office:value-type="string" calcext:value-type="string">
            <text:p><text:span text:style-name="T1">&lt;</text:span><text:span text:style-name="T2">Acronym</text:span><text:span text:style-name="T3"> </text:span><text:span text:style-name="T4">Enabled</text:span><text:span text:style-name="T3">=</text:span><text:span text:style-name="T5">"</text:span><text:span text:style-name="T3">true</text:span><text:span text:style-name="T5">"</text:span><text:span text:style-name="T3"> </text:span><text:span text:style-name="T4">Key</text:span><text:span text:style-name="T3">=</text:span><text:span text:style-name="T5">"</text:span></text:p>
          </table:table-cell>
          <table:table-cell office:value-type="string" calcext:value-type="string">
            <text:p>zg</text:p>
          </table:table-cell>
          <table:table-cell table:number-columns-repeated="2"/>
          <table:table-cell table:style-name="ce1" office:value-type="string" calcext:value-type="string">
            <text:p><text:span text:style-name="T6">"</text:span><text:span text:style-name="T3"> </text:span><text:span text:style-name="T4">Value</text:span><text:span text:style-name="T3">=</text:span><text:span text:style-name="T5">"</text:span></text:p>
          </table:table-cell>
          <table:table-cell office:value-type="string" calcext:value-type="string">
            <text:p>Zul'Gurub</text:p>
          </table:table-cell>
          <table:table-cell table:style-name="ce1" office:value-type="string" calcext:value-type="string">
            <text:p><text:span text:style-name="T6">"</text:span><text:span text:style-name="T3"> </text:span><text:span text:style-name="T4">Group</text:span><text:span text:style-name="T3">=</text:span><text:span text:style-name="T5">"</text:span></text:p>
          </table:table-cell>
          <table:table-cell office:value-type="string" calcext:value-type="string">
            <text:p>wow</text:p>
          </table:table-cell>
          <table:table-cell table:style-name="ce1" office:value-type="string" calcext:value-type="string">
            <text:p><text:span text:style-name="T6">"</text:span><text:span text:style-name="T3"> /&gt;</text:span></text:p>
          </table:table-cell>
        </table:table-row>
        <table:table-row table:style-name="ro1" table:number-rows-repeated="2">
          <table:table-cell table:number-columns-repeated="6"/>
          <table:table-cell table:style-name="ce13"/>
          <table:table-cell table:number-columns-repeated="2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table:style-name="ce4" table:number-columns-repeated="4"/>
          <table:table-cell table:style-name="ce10"/>
          <table:table-cell table:number-columns-repeated="3"/>
        </table:table-row>
        <table:table-row table:style-name="ro1" table:number-rows-repeated="10480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1:Sheet1.F10485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7:35:35.6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4:46:48.178000000</meta:creation-date>
    <dc:date>2016-12-06T18:24:06.387000000</dc:date>
    <meta:editing-duration>PT5H38M54S</meta:editing-duration>
    <meta:editing-cycles>29</meta:editing-cycles>
    <meta:generator>LibreOffice/5.0.4.2$Windows_x86 LibreOffice_project/2b9802c1994aa0b7dc6079e128979269cf95bc78</meta:generator>
    <meta:document-statistic meta:table-count="1" meta:cell-count="3656" meta:object-count="0"/>
  </office:meta>
</office:document-meta>
</file>